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899c" officeooo:paragraph-rsid="001e4892"/>
    </style:style>
    <style:style style:name="P2" style:family="paragraph" style:parent-style-name="Standard">
      <style:text-properties officeooo:rsid="00002113" officeooo:paragraph-rsid="001e4892"/>
    </style:style>
    <style:style style:name="P3" style:family="paragraph" style:parent-style-name="Standard">
      <style:text-properties fo:font-weight="bold" officeooo:rsid="00037509" officeooo:paragraph-rsid="001e4892" style:font-weight-asian="bold"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text-properties officeooo:rsid="00037509" officeooo:paragraph-rsid="001e4892"/>
    </style:style>
    <style:style style:name="P23" style:family="paragraph" style:parent-style-name="Text_20_body">
      <style:text-properties officeooo:paragraph-rsid="001e4892"/>
    </style:style>
    <style:style style:name="T1" style:family="text">
      <style:text-properties officeooo:rsid="001e4892"/>
    </style:style>
    <style:style style:name="T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P1"><text:span text:style-name="T1">T</text:span>im Cosemans</text:p>
      <text:p text:style-name="P1"><text:a xlink:type="simple" xlink:href="mailto:tim@statisticallyspeaking.be" text:style-name="Internet_20_link" text:visited-style-name="Visited_20_Internet_20_Link">tim@statisticallyspeaking.be</text:a></text:p>
      <text:p text:style-name="P1">Lanaken, Belgium</text:p>
      <text:p text:style-name="P2"/>
      <text:p text:style-name="P3">Profile</text:p>
      <text:p text:style-name="P22">I love uncovering the stories hidden in data. By combining analytical techniques with behavioral data, I aim to understand why people make the choices they do and how those patterns shape the world around us.</text:p>
      <text:p text:style-name="P23">Whether it’s predicting student drop-out, optimizing marketing strategies, or exploring decision-making in organizations, I enjoy bridging the gap between numbers and real-life behavior. For me, data isn’t just about models and algorithms—it’s a way to gain deeper insights into human nature.</text:p>
      <text:p text:style-name="P23"><text:span text:style-name="Strong_20_Emphasis"><text:span text:style-name="T2">Beyond my technical work, I’m passionate about sharing knowledge, whether through teaching, mentoring, or collaborating with stakeholders to make AI and data science more accessible and ethical. At the end of the day, my goal is to use data not just for predictions, but to better understand and improve the way we interact, learn, and grow.</text:span></text:span></text:p>
      <text:p text:style-name="Text_20_body"><text:span text:style-name="Strong_20_Emphasis">Work Experience</text:span></text:p>
      <text:p text:style-name="Text_20_body"><text:span text:style-name="Strong_20_Emphasis">Data Scientist &amp; Engineer | Smartschool</text:span><text:line-break/><text:span text:style-name="Emphasis">10/2023 – Present</text:span></text:p>
      <text:list text:style-name="L1">
        <text:list-item>
          <text:p text:style-name="P4">Developing AI-driven solutions to improve student outcomes, including predictive modeling for drop-out prevention.</text:p>
        </text:list-item>
        <text:list-item>
          <text:p text:style-name="P4">Leading business intelligence initiatives and implementing scalable data infrastructure.</text:p>
        </text:list-item>
        <text:list-item>
          <text:p text:style-name="P4">Collaborating with stakeholders to ensure ethical AI deployment in education.</text:p>
        </text:list-item>
      </text:list>
      <text:p text:style-name="Text_20_body"><text:span text:style-name="Strong_20_Emphasis">Additional Activities:</text:span></text:p>
      <text:list text:style-name="L2">
        <text:list-item>
          <text:p text:style-name="P5"><text:span text:style-name="Strong_20_Emphasis">Data Team Strategy:</text:span> Organizing workshops, conducting AI maturity assessments, developing strategic roadmaps.</text:p>
        </text:list-item>
        <text:list-item>
          <text:p text:style-name="P5">Aligning AI and data initiatives with the company's core values and mission.</text:p>
        </text:list-item>
      </text:list>
      <text:p text:style-name="Horizontal_20_Line"/>
      <text:p text:style-name="Text_20_body"><text:span text:style-name="Strong_20_Emphasis">Affiliate Researcher | Eindhoven University of Technology</text:span><text:line-break/><text:span text:style-name="Emphasis">01/2022 – Present</text:span></text:p>
      <text:list text:style-name="L3">
        <text:list-item>
          <text:p text:style-name="P6">Conducting research at the intersection of marketing analytics, behavioral science, and AI.</text:p>
        </text:list-item>
        <text:list-item>
          <text:p text:style-name="P6">Exploring predictive models to understand customer behavior and decision-making processes.</text:p>
        </text:list-item>
      </text:list>
      <text:p text:style-name="Horizontal_20_Line"/>
      <text:p text:style-name="Text_20_body"><text:span text:style-name="Strong_20_Emphasis">Data Science Consultant | Algorhythm</text:span><text:line-break/><text:span text:style-name="Emphasis">01/2021 – 10/2023</text:span></text:p>
      <text:list text:style-name="L4">
        <text:list-item>
          <text:p text:style-name="P7">Developed machine learning and statistical models to drive business insights across industries.</text:p>
        </text:list-item>
        <text:list-item>
          <text:p text:style-name="P7"><text:soft-page-break/>Led data-driven marketing strategies, optimizing customer journeys through advanced analytics.</text:p>
        </text:list-item>
        <text:list-item>
          <text:p text:style-name="P7">Provided technical and strategic consulting to help businesses leverage AI effectively.</text:p>
        </text:list-item>
      </text:list>
      <text:p text:style-name="Text_20_body"><text:span text:style-name="Strong_20_Emphasis">Additional Activities:</text:span></text:p>
      <text:list text:style-name="L5">
        <text:list-item>
          <text:p text:style-name="P8"><text:span text:style-name="Strong_20_Emphasis">Marketing Data Science Offering:</text:span> Developed value propositions, conducted R&amp;D, led client workshops.</text:p>
        </text:list-item>
        <text:list-item>
          <text:p text:style-name="P8"><text:span text:style-name="Strong_20_Emphasis">Marketing Strategy Review:</text:span> Supervised interns, conducted keyword analysis, produced brand video content.</text:p>
        </text:list-item>
        <text:list-item>
          <text:p text:style-name="P8"><text:span text:style-name="Strong_20_Emphasis">Research &amp; Learning Lead:</text:span> Organized stakeholder meetings, developed internal learning strategies.</text:p>
        </text:list-item>
        <text:list-item>
          <text:p text:style-name="P8"><text:span text:style-name="Strong_20_Emphasis">Business Unit Strategy:</text:span> Designed three-year strategic plans, defined KPIs, and implemented tracking systems.</text:p>
        </text:list-item>
        <text:list-item>
          <text:p text:style-name="P8"><text:span text:style-name="Strong_20_Emphasis">Sales &amp; Business Development:</text:span> Drove new client acquisition and partnership initiatives.</text:p>
        </text:list-item>
      </text:list>
      <text:p text:style-name="Horizontal_20_Line"/>
      <text:p text:style-name="Text_20_body"><text:span text:style-name="Strong_20_Emphasis">Doctoral Researcher | Eindhoven University of Technology</text:span><text:line-break/><text:span text:style-name="Emphasis">10/2020 – 12/2021</text:span></text:p>
      <text:list text:style-name="L6">
        <text:list-item>
          <text:p text:style-name="P9">Conducted research on marketing analytics and behavioral modeling.</text:p>
        </text:list-item>
        <text:list-item>
          <text:p text:style-name="P9">Applied machine learning and econometrics to study consumer decision-making.</text:p>
        </text:list-item>
      </text:list>
      <text:p text:style-name="Text_20_body"><text:span text:style-name="Strong_20_Emphasis">Additional Activities:</text:span></text:p>
      <text:list text:style-name="L7">
        <text:list-item>
          <text:p text:style-name="P10"><text:span text:style-name="Strong_20_Emphasis">PhD Representative:</text:span> Guided new students, attended board meetings, organized community events.</text:p>
        </text:list-item>
      </text:list>
      <text:p text:style-name="Horizontal_20_Line"/>
      <text:p text:style-name="Text_20_body"><text:span text:style-name="Strong_20_Emphasis">Internships</text:span></text:p>
      <text:list text:style-name="L8">
        <text:list-item>
          <text:p text:style-name="P11"><text:span text:style-name="Strong_20_Emphasis">Marketing Effectiveness Intern | GfK</text:span> (<text:span text:style-name="Emphasis">07/2019 – 08/2019</text:span>)</text:p>
        </text:list-item>
        <text:list-item>
          <text:p text:style-name="P11"><text:span text:style-name="Strong_20_Emphasis">Policy Intern | Hasselt University</text:span> (<text:span text:style-name="Emphasis">07/2018 – 08/2018</text:span>)</text:p>
        </text:list-item>
      </text:list>
      <text:p text:style-name="Horizontal_20_Line"/>
      <text:p text:style-name="Text_20_body"><text:span text:style-name="Strong_20_Emphasis">Education</text:span></text:p>
      <text:p text:style-name="Text_20_body"><text:span text:style-name="Strong_20_Emphasis">PhD in Industrial Engineering – Marketing Analytics | Eindhoven University of Technology</text:span><text:line-break/><text:span text:style-name="Emphasis">10/2020 – Present</text:span></text:p>
      <text:list text:style-name="L9">
        <text:list-item>
          <text:p text:style-name="P12">Coursework: Graduate econometrics, machine learning, optimization, panel data econometrics, statistical learning.</text:p>
        </text:list-item>
      </text:list>
      <text:p text:style-name="Text_20_body"><text:span text:style-name="Strong_20_Emphasis">Additional Activities:</text:span></text:p>
      <text:list text:style-name="L10">
        <text:list-item>
          <text:p text:style-name="P13">PhD Representative</text:p>
        </text:list-item>
        <text:list-item>
          <text:p text:style-name="P13">Teaching &amp; mentoring students</text:p>
        </text:list-item>
      </text:list>
      <text:p text:style-name="Text_20_body"><text:soft-page-break/><text:span text:style-name="Strong_20_Emphasis">Master’s in Statistical Data Analysis – Statistical Science | KU Leuven</text:span><text:line-break/><text:span text:style-name="Emphasis">09/2019 – 08/2020</text:span> (Summa Cum Laude)</text:p>
      <text:list text:style-name="L11">
        <text:list-item>
          <text:p text:style-name="P14"><text:span text:style-name="Strong_20_Emphasis">Thesis:</text:span> Methodological choices in exploratory factor analysis: The case of binary data.</text:p>
        </text:list-item>
        <text:list-item>
          <text:p text:style-name="P14"><text:span text:style-name="Strong_20_Emphasis">Additional Activities:</text:span> Student Representative</text:p>
        </text:list-item>
      </text:list>
      <text:p text:style-name="Text_20_body"><text:span text:style-name="Strong_20_Emphasis">Master’s in Business Engineering – Finance &amp; Marketing Intelligence | Hasselt University</text:span><text:line-break/><text:span text:style-name="Emphasis">09/2017 – 08/2019</text:span> (Summa Cum Laude)</text:p>
      <text:list text:style-name="L12">
        <text:list-item>
          <text:p text:style-name="P15"><text:span text:style-name="Strong_20_Emphasis">Thesis:</text:span> Marketing Impact: An Empirical Analysis of The Effect of Offline Commercials on Web Traffic.</text:p>
        </text:list-item>
        <text:list-item>
          <text:p text:style-name="P15"><text:span text:style-name="Strong_20_Emphasis">Additional Activities:</text:span> Student Representative, Teaching Assistant.</text:p>
        </text:list-item>
      </text:list>
      <text:p text:style-name="Text_20_body"><text:span text:style-name="Strong_20_Emphasis">Bachelor’s in Business Engineering | Hasselt University</text:span><text:line-break/><text:span text:style-name="Emphasis">09/2014 – 08/2017</text:span> (Magna Cum Laude)</text:p>
      <text:list text:style-name="L13">
        <text:list-item>
          <text:p text:style-name="P16"><text:span text:style-name="Strong_20_Emphasis">Thesis:</text:span> The Financial Literacy of Flemish Entrepreneurs.</text:p>
        </text:list-item>
        <text:list-item>
          <text:p text:style-name="P16"><text:span text:style-name="Strong_20_Emphasis">Additional Activities:</text:span> Student Representative, Teaching Assistant.</text:p>
        </text:list-item>
      </text:list>
      <text:p text:style-name="Horizontal_20_Line"/>
      <text:p text:style-name="Text_20_body"><text:span text:style-name="Strong_20_Emphasis">Certifications</text:span></text:p>
      <text:list text:style-name="L14">
        <text:list-item>
          <text:p text:style-name="P17">Cronos Leadership Track</text:p>
        </text:list-item>
        <text:list-item>
          <text:p text:style-name="P17">DataTalks MLOps Certification</text:p>
        </text:list-item>
        <text:list-item>
          <text:p text:style-name="P17">Databricks Certified Machine Learning Associate</text:p>
        </text:list-item>
        <text:list-item>
          <text:p text:style-name="P17">Microsoft Certified Azure Data Scientist Associate</text:p>
        </text:list-item>
      </text:list>
      <text:p text:style-name="Horizontal_20_Line"/>
      <text:p text:style-name="Text_20_body"><text:span text:style-name="Strong_20_Emphasis">Technical Skills</text:span></text:p>
      <text:list text:style-name="L15">
        <text:list-item>
          <text:p text:style-name="P18"><text:span text:style-name="Strong_20_Emphasis">Programming &amp; Tools:</text:span> Python, SQL, MLFlow, Airflow, PySpark, Puppet, Logstash, Elastic Search, Kibana.</text:p>
        </text:list-item>
        <text:list-item>
          <text:p text:style-name="P18"><text:span text:style-name="Strong_20_Emphasis">Machine Learning &amp; Analytics:</text:span> Statistical modeling, predictive analytics, econometrics, optimization, causal inference.</text:p>
        </text:list-item>
        <text:list-item>
          <text:p text:style-name="P18"><text:span text:style-name="Strong_20_Emphasis">AI &amp; Business Intelligence:</text:span> Explainable AI, AI ethics, data strategy, dashboard development.</text:p>
        </text:list-item>
      </text:list>
      <text:p text:style-name="Horizontal_20_Line"/>
      <text:p text:style-name="Text_20_body"><text:span text:style-name="Strong_20_Emphasis">Teaching &amp; Supervision</text:span></text:p>
      <text:list text:style-name="L16">
        <text:list-item>
          <text:p text:style-name="P19"><text:span text:style-name="Strong_20_Emphasis">Internship Supervisions | Hasselt University (2023):</text:span> Guided graduation projects in marketing strategy &amp; value proposition management.</text:p>
        </text:list-item>
        <text:list-item>
          <text:p text:style-name="P19"><text:span text:style-name="Strong_20_Emphasis">Thesis Supervision | Thomas More University College (2023):</text:span> Bachelor thesis on causal machine learning.</text:p>
        </text:list-item>
        <text:list-item>
          <text:p text:style-name="P19"><text:span text:style-name="Strong_20_Emphasis">Thesis Supervision | Eindhoven University of Technology (2021):</text:span> Innovation management &amp; marketing analytics projects.</text:p>
        </text:list-item>
        <text:list-item>
          <text:p text:style-name="P19"><text:soft-page-break/><text:span text:style-name="Strong_20_Emphasis">Courses Taught:</text:span> Multivariate Statistics, Statistics for Business Administration, Mathematics for Business Administration.</text:p>
        </text:list-item>
      </text:list>
      <text:p text:style-name="Horizontal_20_Line"/>
      <text:p text:style-name="Text_20_body"><text:span text:style-name="Strong_20_Emphasis">Research &amp; Projects</text:span></text:p>
      <text:list text:style-name="L17">
        <text:list-item>
          <text:p text:style-name="P20"><text:span text:style-name="Strong_20_Emphasis">Smart Signal (Smartschool):</text:span> Predicting student drop-out using explainable ML, field testing adoption strategies.</text:p>
        </text:list-item>
        <text:list-item>
          <text:p text:style-name="P20"><text:span text:style-name="Strong_20_Emphasis">Business Intelligence Logging (Smartschool):</text:span> Implemented BI system using ELK stack.</text:p>
        </text:list-item>
        <text:list-item>
          <text:p text:style-name="P20"><text:span text:style-name="Strong_20_Emphasis">Anomaly Detection (dotArchie | Algorhythm):</text:span> Built neural networks to predict server failures.</text:p>
        </text:list-item>
        <text:list-item>
          <text:p text:style-name="P20"><text:span text:style-name="Strong_20_Emphasis">Marketing Data Engineering (Publiq | Algorhythm):</text:span> Set up website tracking infrastructure.</text:p>
        </text:list-item>
        <text:list-item>
          <text:p text:style-name="P20"><text:span text:style-name="Strong_20_Emphasis">Economic Forecasting (Department of Work | Algorhythm):</text:span> Developed statistical forecasting model.</text:p>
        </text:list-item>
        <text:list-item>
          <text:p text:style-name="P20"><text:span text:style-name="Strong_20_Emphasis">Disease Trajectory Analysis (Johnson &amp; Johnson | Algorhythm):</text:span> Built statistical analysis dashboards for clinical trials.</text:p>
        </text:list-item>
        <text:list-item>
          <text:p text:style-name="P20"><text:span text:style-name="Strong_20_Emphasis">Preventive Maintenance (IPEE | Algorhythm):</text:span> Developed toilet clog prediction model.</text:p>
        </text:list-item>
        <text:list-item>
          <text:p text:style-name="P20"><text:span text:style-name="Strong_20_Emphasis">Production Optimization (Toyo Ink | Algorhythm):</text:span> Time series modeling of IoT data.</text:p>
        </text:list-item>
        <text:list-item>
          <text:p text:style-name="P20"><text:span text:style-name="Strong_20_Emphasis">Customer Journey Analysis (Smeg | Algorhythm):</text:span> Website process mining for customer behavior insights.</text:p>
        </text:list-item>
      </text:list>
      <text:p text:style-name="Horizontal_20_Line"/>
      <text:p text:style-name="Text_20_body"><text:span text:style-name="Strong_20_Emphasis">Public Speaking &amp; Talks</text:span></text:p>
      <text:list text:style-name="L18">
        <text:list-item>
          <text:p text:style-name="P21"><text:span text:style-name="Strong_20_Emphasis">Trefdag Vlaanderen Digitaal (2024):</text:span> AI in education &amp; student performance.</text:p>
        </text:list-item>
        <text:list-item>
          <text:p text:style-name="P21"><text:span text:style-name="Strong_20_Emphasis">Studiedag AI Digitaal Vlaanderen (2024):</text:span> Ethical AI in education.</text:p>
        </text:list-item>
        <text:list-item>
          <text:p text:style-name="P21"><text:span text:style-name="Strong_20_Emphasis">Studiedag AI Kenniscentrum Digisprong (2024):</text:span> Critical AI perspectives in education.</text:p>
        </text:list-item>
        <text:list-item>
          <text:p text:style-name="P21"><text:span text:style-name="Strong_20_Emphasis">Business Club AI Voka (2023):</text:span> Data-driven marketing analytics.</text:p>
        </text:list-item>
        <text:list-item>
          <text:p text:style-name="P21"><text:span text:style-name="Strong_20_Emphasis">Data Science Meetup Leuven (2020):</text:span> Exploratory factor analysis for binary data.</text:p>
        </text:list-item>
      </text:list>
      <text:p text:style-name="Horizontal_20_Line"/>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21:00:29.788573387</meta:creation-date>
    <dc:date>2025-02-05T21:01:36.647314453</dc:date>
    <meta:editing-duration>PT1M8S</meta:editing-duration>
    <meta:editing-cycles>1</meta:editing-cycles>
    <meta:document-statistic meta:table-count="0" meta:image-count="0" meta:object-count="0" meta:page-count="4" meta:paragraph-count="81" meta:word-count="851" meta:character-count="6361" meta:non-whitespace-character-count="5633"/>
    <meta:generator>LibreOffice/24.2.7.2$Linux_X86_64 LibreOffice_project/420$Build-2</meta:generator>
  </office:meta>
</office:document-meta>
</file>